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pConflictManager.setIgnoreNonMatching( boolean ignoreNonMatch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ConflictManager.RegexpConflic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gexpConflictManager.resolveConflicts( IvyNode parent , Collection conflic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gexpConflictManager.warnOrThrow(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expConflictManager.nodeIsGreater( IvyNode node , IvyNode last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ConflictManager.setRegexp( String regex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gexpConflictManager.getMatch( IvyNode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gexpConflictManager.matchEquals( IvyNode lastNode , Ivy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